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7e0" officeooo:paragraph-rsid="00166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8:18:42.372213870</meta:creation-date>
    <dc:date>2018-08-23T18:19:08.327812611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5.1.6.2$Linux_X86_64 LibreOffice_project/10m0$Build-2</meta:generator>
  </office:meta>
</office:document-meta>
</file>